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1600000596B50D65576596510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212cm" svg:stroke-color="#a7074b" draw:marker-start-width="0.517cm" draw:marker-end-width="0.517cm" draw:fill="none" draw:fill-color="#ffffff" draw:textarea-horizontal-align="left" draw:auto-grow-height="true" draw:auto-grow-width="true" fo:min-height="0cm" fo:min-width="0cm" fo:padding-top="0.105cm" fo:padding-bottom="0.105cm" fo:padding-left="0.105cm" fo:padding-right="0.105cm"/>
      <style:paragraph-properties style:writing-mode="lr-tb"/>
    </style:style>
    <style:style style:name="gr3" style:family="graphic" style:parent-style-name="objectwithoutfill">
      <style:graphic-properties svg:stroke-width="0.635cm" svg:stroke-color="#a7074b" draw:marker-start="" draw:marker-start-width="1.147cm" draw:marker-end="Arrowheads_20_1" draw:marker-end-width="1.247cm" draw:stroke-linejoin="round" draw:fill="none" draw:textarea-horizontal-align="center" draw:textarea-vertical-align="middle" fo:padding-top="0.312cm" fo:padding-bottom="0.312cm" fo:padding-left="0.312cm" fo:padding-right="0.312cm"/>
    </style:style>
    <style:style style:name="gr4" style:family="graphic" style:parent-style-name="objectwithoutfill">
      <style:graphic-properties svg:stroke-width="0.635cm" svg:stroke-color="#a7074b" draw:marker-start="" draw:marker-start-width="1.147cm" draw:marker-end="Arrowheads_20_1" draw:marker-end-width="1.247cm" draw:fill="none" draw:textarea-horizontal-align="center" draw:textarea-vertical-align="middle" fo:padding-top="0.312cm" fo:padding-bottom="0.312cm" fo:padding-left="0.312cm" fo:padding-right="0.312cm"/>
    </style:style>
    <style:style style:name="gr5" style:family="graphic" style:parent-style-name="objectwithoutfill">
      <style:graphic-properties svg:stroke-width="0.282cm" svg:stroke-color="#a7074b" draw:marker-start-width="0.622cm" draw:marker-end-width="0.622cm" draw:fill="none" draw:textarea-horizontal-align="center" draw:textarea-vertical-align="middle" fo:padding-top="0.14cm" fo:padding-bottom="0.14cm" fo:padding-left="0.14cm" fo:padding-right="0.14cm"/>
    </style:style>
    <style:style style:name="P1" style:family="paragraph">
      <loext:graphic-properties draw:fill="none"/>
    </style:style>
    <style:style style:name="P2" style:family="paragraph">
      <style:text-properties fo:color="#a7074b" loext:opacity="100%"/>
    </style:style>
    <style:style style:name="P3" style:family="paragraph">
      <loext:graphic-properties draw:fill="none" draw:fill-color="#ffffff"/>
      <style:text-properties fo:color="#a7074b" loext:opacity="100%" style:font-name="Latin Modern Sans Demi Cond" fo:font-size="80pt" style:font-size-asian="80pt" style:font-size-complex="8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a7074b" loext:opacity="100%" style:font-name="Latin Modern Sans Demi Cond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5.931cm" svg:height="50.446cm" svg:x="0cm" svg:y="0cm">
          <draw:image xlink:href="Pictures/100000000000051600000596B50D65576596510B.png" xlink:type="simple" xlink:show="embed" xlink:actuate="onLoad" draw:mime-type="image/png">
            <text:p/>
          </draw:image>
        </draw:frame>
        <draw:frame draw:style-name="gr2" draw:text-style-name="P3" draw:layer="layout" svg:width="12.798cm" svg:height="4.182cm" svg:x="32.75cm" svg:y="46cm">
          <draw:text-box>
            <text:p text:style-name="P2"><text:span text:style-name="T1">Copper coil</text:span></text:p>
          </draw:text-box>
        </draw:frame>
        <draw:line draw:style-name="gr3" draw:text-style-name="P4" draw:layer="layout" svg:x1="33.75cm" svg:y1="45.5cm" svg:x2="29cm" svg:y2="36.5cm">
          <text:p/>
        </draw:line>
        <draw:line draw:style-name="gr4" draw:text-style-name="P4" draw:layer="layout" svg:x1="34cm" svg:y1="45.75cm" svg:x2="23cm" svg:y2="36.75cm">
          <text:p/>
        </draw:line>
        <draw:polygon draw:style-name="gr5" draw:text-style-name="P4" draw:layer="layout" svg:width="18.336cm" svg:height="15.538cm" draw:transform="skewX (5.22954147715589E-017) rotate (-0.463733982254893) translate (13.3000172757698cm 14.399987045504cm)" svg:viewBox="0 0 18337 15539" draw:points="0,112 10062,111 18337,15539 7045,12521 224,0">
          <text:p/>
        </draw:polygon>
        <draw:polygon draw:style-name="gr5" draw:text-style-name="P4" draw:layer="layout" svg:width="6.073cm" svg:height="18.441cm" draw:transform="rotate (0.11065387457644) translate (24.9634737302503cm 18.4207046898622cm)" svg:viewBox="0 0 6074 18442" draw:points="1546,0 6074,0 4307,18166 0,18442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40" svg:d="M0 40l10-40 10 4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826 1131 754" svg:d="M566 826l-566 754 114-85 136-68 148-46 161-17 161 13 153 46 140 68 118 89z"/>
    <draw:marker draw:name="Arrowheads_20_5" draw:display-name="Arrowheads 5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45.931cm" fo:page-height="50.4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0-10-11T19:23:12.552614136</dc:date>
    <meta:editing-duration>PT6M4S</meta:editing-duration>
    <meta:editing-cycles>1</meta:editing-cycles>
    <meta:document-statistic meta:object-count="6"/>
    <meta:generator>LibreOffice/7.0.2.2$Linux_X86_64 LibreOffice_project/00$Build-2</meta:generator>
  </office:meta>
</office:document-meta>
</file>